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B43ABA64C5FC9CAB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9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Nr_20_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2e3436" style:diagonal-bl-tr="none" style:diagonal-tl-br="none" fo:border-left="0.74pt solid #2e3436" fo:padding="0.071cm" fo:border-right="0.74pt solid #2e3436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0.74pt solid #2e3436" fo:padding="0.071cm" fo:border-right="0.74pt solid #2e3436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0.74pt solid #2e3436" fo:padding="0.071cm" fo:border-right="0.74pt solid #2e3436" style:rotation-align="none" fo:border-top="0.74pt solid #2e3436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fo:border-left="0.74pt solid #2e3436" fo:padding="0.071cm" fo:border-right="0.74pt solid #2e3436" style:rotation-align="none" fo:border-top="1.76pt solid #2e3436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13" style:family="table-cell" style:parent-style-name="Default">
      <style:table-cell-properties fo:border-bottom="0.74pt solid #2e3436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24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24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24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24">
      <style:table-cell-properties fo:border-bottom="none" style:diagonal-bl-tr="none" style:diagonal-tl-br="none" fo:border-left="0.74pt solid #2e3436" fo:padding="0.071cm" fo:border-right="0.74pt solid #2e3436" style:rotation-align="none" fo:border-top="1.76pt solid #2e3436"/>
    </style:style>
    <style:style style:name="ce19" style:family="table-cell" style:parent-style-name="Default" style:data-style-name="N124">
      <style:table-cell-properties fo:border-bottom="none" style:diagonal-bl-tr="none" style:diagonal-tl-br="none" fo:border-left="0.74pt solid #2e3436" fo:padding="0.071cm" fo:border-right="0.74pt solid #2e3436" style:rotation-align="none" fo:border-top="none"/>
    </style:style>
    <style:style style:name="ce20" style:family="table-cell" style:parent-style-name="Default" style:data-style-name="N124">
      <style:table-cell-properties fo:border-bottom="none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21" style:family="table-cell" style:parent-style-name="Default" style:data-style-name="N124">
      <style:table-cell-properties fo:border-bottom="0.74pt solid #2e3436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2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25">
      <style:table-cell-properties fo:border-bottom="none" style:diagonal-bl-tr="none" style:diagonal-tl-br="none" fo:border-left="0.74pt solid #2e3436" fo:padding="0.071cm" fo:border-right="0.74pt solid #2e3436" style:rotation-align="none" fo:border-top="1.76pt solid #2e3436"/>
    </style:style>
    <style:style style:name="ce27" style:family="table-cell" style:parent-style-name="Default" style:data-style-name="N125">
      <style:table-cell-properties fo:border-bottom="none" style:diagonal-bl-tr="none" style:diagonal-tl-br="none" fo:border-left="0.74pt solid #2e3436" fo:padding="0.071cm" fo:border-right="0.74pt solid #2e3436" style:rotation-align="none" fo:border-top="none"/>
    </style:style>
    <style:style style:name="ce28" style:family="table-cell" style:parent-style-name="Default" style:data-style-name="N125">
      <style:table-cell-properties fo:border-bottom="none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29" style:family="table-cell" style:parent-style-name="Default" style:data-style-name="N125">
      <style:table-cell-properties fo:border-bottom="0.74pt solid #2e3436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30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25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r 2" table:style-name="ta1">
        <office:forms form:automatic-focus="false" form:apply-design-mode="false"/>
        <table:shapes>
          <draw:frame draw:z-index="0" draw:style-name="gr1" draw:text-style-name="P1" svg:width="14.193cm" svg:height="8.47cm" svg:x="14.681cm" svg:y="3.652cm">
            <draw:object draw:notify-on-update-of-ranges="'Nr 2'.C13:'Nr 2'.C32 'Nr 2'.D13:'Nr 2'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538cm" svg:height="8.334cm" svg:x="29.322cm" svg:y="3.731cm">
            <draw:object draw:notify-on-update-of-ranges="'Nr 2'.E13:'Nr 2'.E33 'Nr 2'.F13:'Nr 2'.F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317cm" svg:height="8.057cm" svg:x="29.472cm" svg:y="13.348cm">
            <draw:object draw:notify-on-update-of-ranges="'Nr 2'.D47:'Nr 2'.D68 'Nr 2'.C47:'Nr 2'.C68 'Nr 2'.F47:'Nr 2'.F67 'Nr 2'.E47:'Nr 2'.E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1cm" svg:height="7.911cm" svg:x="14.593cm" svg:y="13.362cm">
            <draw:object draw:notify-on-update-of-ranges="'Nr 2'.G13:'Nr 2'.G31 'Nr 2'.E13:'Nr 2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Ćwiczenie E02IS "Diody" - wyniki pomiarów, zestaw Nr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Użyta aparatura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1). Moduł doświadczalny D-11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2). Amperomierz - multimetr Metex M-3800, nr inw. I3/203/2017-11/8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3). Woltomierz - multimetr UNI-T UT804, nr inw. I3/RPO/010/T8/66/1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4). Zasilacz Siglent SPD3303D, nr inw. I3/RPO/010T8/58/2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ymbol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kierunek zaporowy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kierunek przewodzenia</text:p>
          </table:table-cell>
          <table:covered-table-cell table:style-name="ce14"/>
          <table:table-cell table:number-columns-repeated="1018"/>
        </table:table-row>
        <table:table-row table:style-name="ro3">
          <table:table-cell table:style-name="ce5" office:value-type="string" calcext:value-type="string">
            <text:p>diody</text:p>
          </table:table-cell>
          <table:table-cell table:style-name="ce5" office:value-type="string" calcext:value-type="string">
            <text:p>Lp.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office:value-type="string" calcext:value-type="string">
            <text:p>ln(I)</text:p>
          </table:table-cell>
          <table:table-cell table:number-columns-repeated="1017"/>
        </table:table-row>
        <table:table-row table:style-name="ro3">
          <table:table-cell table:style-name="ce6"/>
          <table:table-cell table:style-name="ce7"/>
          <table:table-cell table:style-name="ce5" office:value-type="string" calcext:value-type="string">
            <text:p>[V]</text:p>
          </table:table-cell>
          <table:table-cell table:style-name="ce5" office:value-type="string" calcext:value-type="string">
            <text:p>[μA]</text:p>
          </table:table-cell>
          <table:table-cell table:style-name="ce5" office:value-type="string" calcext:value-type="string">
            <text:p>[V]</text:p>
          </table:table-cell>
          <table:table-cell table:style-name="ce5" office:value-type="string" calcext:value-type="string">
            <text:p>[mA]</text:p>
          </table:table-cell>
          <table:table-cell office:value-type="string" calcext:value-type="string">
            <text:p>[mA]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D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-0.097" calcext:value-type="float">
            <text:p>-0,097</text:p>
          </table:table-cell>
          <table:table-cell table:style-name="ce23" office:value-type="float" office:value="-0.01" calcext:value-type="float">
            <text:p>-0,01</text:p>
          </table:table-cell>
          <table:table-cell table:style-name="ce15" office:value-type="float" office:value="0.778" calcext:value-type="float">
            <text:p>0,778</text:p>
          </table:table-cell>
          <table:table-cell table:style-name="ce30" office:value-type="float" office:value="73.7" calcext:value-type="float">
            <text:p>73,7</text:p>
          </table:table-cell>
          <table:table-cell table:formula="of:=LN([.F13])" office:value-type="float" office:value="4.30000279919529" calcext:value-type="float">
            <text:p>4,30000279919529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16" office:value-type="float" office:value="-0.133" calcext:value-type="float">
            <text:p>-0,133</text:p>
          </table:table-cell>
          <table:table-cell table:style-name="ce24" office:value-type="float" office:value="-0.01" calcext:value-type="float">
            <text:p>-0,01</text:p>
          </table:table-cell>
          <table:table-cell table:style-name="ce16" office:value-type="float" office:value="0.765" calcext:value-type="float">
            <text:p>0,765</text:p>
          </table:table-cell>
          <table:table-cell table:style-name="ce31" office:value-type="float" office:value="53.2" calcext:value-type="float">
            <text:p>53,2</text:p>
          </table:table-cell>
          <table:table-cell table:formula="of:=LN([.F14])" office:value-type="float" office:value="3.9740583963476" calcext:value-type="float">
            <text:p>3,9740583963476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16" office:value-type="float" office:value="-0.176" calcext:value-type="float">
            <text:p>-0,176</text:p>
          </table:table-cell>
          <table:table-cell table:style-name="ce24" office:value-type="float" office:value="-0.02" calcext:value-type="float">
            <text:p>-0,02</text:p>
          </table:table-cell>
          <table:table-cell table:style-name="ce16" office:value-type="float" office:value="0.756" calcext:value-type="float">
            <text:p>0,756</text:p>
          </table:table-cell>
          <table:table-cell table:style-name="ce31" office:value-type="float" office:value="41.4" calcext:value-type="float">
            <text:p>41,4</text:p>
          </table:table-cell>
          <table:table-cell table:formula="of:=LN([.F15])" office:value-type="float" office:value="3.72328088083127" calcext:value-type="float">
            <text:p>3,72328088083127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16" office:value-type="float" office:value="-0.209" calcext:value-type="float">
            <text:p>-0,209</text:p>
          </table:table-cell>
          <table:table-cell table:style-name="ce24" office:value-type="float" office:value="-0.02" calcext:value-type="float">
            <text:p>-0,02</text:p>
          </table:table-cell>
          <table:table-cell table:style-name="ce16" office:value-type="float" office:value="0.754" calcext:value-type="float">
            <text:p>0,754</text:p>
          </table:table-cell>
          <table:table-cell table:style-name="ce31" office:value-type="float" office:value="39" calcext:value-type="float">
            <text:p>39,0</text:p>
          </table:table-cell>
          <table:table-cell table:formula="of:=LN([.F16])" office:value-type="float" office:value="3.66356164612965" calcext:value-type="float">
            <text:p>3,66356164612965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16" office:value-type="float" office:value="-0.277" calcext:value-type="float">
            <text:p>-0,277</text:p>
          </table:table-cell>
          <table:table-cell table:style-name="ce24" office:value-type="float" office:value="-0.03" calcext:value-type="float">
            <text:p>-0,03</text:p>
          </table:table-cell>
          <table:table-cell table:style-name="ce16" office:value-type="float" office:value="0.746" calcext:value-type="float">
            <text:p>0,746</text:p>
          </table:table-cell>
          <table:table-cell table:style-name="ce31" office:value-type="float" office:value="32.1" calcext:value-type="float">
            <text:p>32,1</text:p>
          </table:table-cell>
          <table:table-cell table:formula="of:=LN([.F17])" office:value-type="float" office:value="3.46885603013597" calcext:value-type="float">
            <text:p>3,46885603013597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6" calcext:value-type="float">
            <text:p>6</text:p>
          </table:table-cell>
          <table:table-cell table:style-name="ce16" office:value-type="float" office:value="-0.342" calcext:value-type="float">
            <text:p>-0,342</text:p>
          </table:table-cell>
          <table:table-cell table:style-name="ce24" office:value-type="float" office:value="-0.03" calcext:value-type="float">
            <text:p>-0,03</text:p>
          </table:table-cell>
          <table:table-cell table:style-name="ce16" office:value-type="float" office:value="0.74" calcext:value-type="float">
            <text:p>0,740</text:p>
          </table:table-cell>
          <table:table-cell table:style-name="ce31" office:value-type="float" office:value="28.1" calcext:value-type="float">
            <text:p>28,1</text:p>
          </table:table-cell>
          <table:table-cell table:formula="of:=LN([.F18])" office:value-type="float" office:value="3.3357695763397" calcext:value-type="float">
            <text:p>3,3357695763397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7" calcext:value-type="float">
            <text:p>7</text:p>
          </table:table-cell>
          <table:table-cell table:style-name="ce16" office:value-type="float" office:value="-0.38" calcext:value-type="float">
            <text:p>-0,380</text:p>
          </table:table-cell>
          <table:table-cell table:style-name="ce24" office:value-type="float" office:value="-0.03" calcext:value-type="float">
            <text:p>-0,03</text:p>
          </table:table-cell>
          <table:table-cell table:style-name="ce16" office:value-type="float" office:value="0.734" calcext:value-type="float">
            <text:p>0,734</text:p>
          </table:table-cell>
          <table:table-cell table:style-name="ce31" office:value-type="float" office:value="24" calcext:value-type="float">
            <text:p>24,0</text:p>
          </table:table-cell>
          <table:table-cell table:formula="of:=LN([.F19])" office:value-type="float" office:value="3.17805383034795" calcext:value-type="float">
            <text:p>3,17805383034795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16" office:value-type="float" office:value="-0.405" calcext:value-type="float">
            <text:p>-0,405</text:p>
          </table:table-cell>
          <table:table-cell table:style-name="ce24" office:value-type="float" office:value="-0.04" calcext:value-type="float">
            <text:p>-0,04</text:p>
          </table:table-cell>
          <table:table-cell table:style-name="ce16" office:value-type="float" office:value="0.727" calcext:value-type="float">
            <text:p>0,727</text:p>
          </table:table-cell>
          <table:table-cell table:style-name="ce31" office:value-type="float" office:value="20" calcext:value-type="float">
            <text:p>20,0</text:p>
          </table:table-cell>
          <table:table-cell table:formula="of:=LN([.F20])" office:value-type="float" office:value="2.99573227355399" calcext:value-type="float">
            <text:p>2,99573227355399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9" calcext:value-type="float">
            <text:p>9</text:p>
          </table:table-cell>
          <table:table-cell table:style-name="ce16" office:value-type="float" office:value="-0.74" calcext:value-type="float">
            <text:p>-0,740</text:p>
          </table:table-cell>
          <table:table-cell table:style-name="ce24" office:value-type="float" office:value="-0.07" calcext:value-type="float">
            <text:p>-0,07</text:p>
          </table:table-cell>
          <table:table-cell table:style-name="ce16" office:value-type="float" office:value="0.724" calcext:value-type="float">
            <text:p>0,724</text:p>
          </table:table-cell>
          <table:table-cell table:style-name="ce31" office:value-type="float" office:value="18.5" calcext:value-type="float">
            <text:p>18,5</text:p>
          </table:table-cell>
          <table:table-cell table:formula="of:=LN([.F21])" office:value-type="float" office:value="2.91777073208428" calcext:value-type="float">
            <text:p>2,91777073208428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0" calcext:value-type="float">
            <text:p>10</text:p>
          </table:table-cell>
          <table:table-cell table:style-name="ce16" office:value-type="float" office:value="-1.175" calcext:value-type="float">
            <text:p>-1,175</text:p>
          </table:table-cell>
          <table:table-cell table:style-name="ce24" office:value-type="float" office:value="-0.11" calcext:value-type="float">
            <text:p>-0,11</text:p>
          </table:table-cell>
          <table:table-cell table:style-name="ce16" office:value-type="float" office:value="0.716" calcext:value-type="float">
            <text:p>0,716</text:p>
          </table:table-cell>
          <table:table-cell table:style-name="ce31" office:value-type="float" office:value="15.3" calcext:value-type="float">
            <text:p>15,3</text:p>
          </table:table-cell>
          <table:table-cell table:formula="of:=LN([.F22])" office:value-type="float" office:value="2.72785282839839" calcext:value-type="float">
            <text:p>2,72785282839839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1" calcext:value-type="float">
            <text:p>11</text:p>
          </table:table-cell>
          <table:table-cell table:style-name="ce16" office:value-type="float" office:value="-1.664" calcext:value-type="float">
            <text:p>-1,664</text:p>
          </table:table-cell>
          <table:table-cell table:style-name="ce24" office:value-type="float" office:value="-0.16" calcext:value-type="float">
            <text:p>-0,16</text:p>
          </table:table-cell>
          <table:table-cell table:style-name="ce16" office:value-type="float" office:value="0.709" calcext:value-type="float">
            <text:p>0,709</text:p>
          </table:table-cell>
          <table:table-cell table:style-name="ce31" office:value-type="float" office:value="13" calcext:value-type="float">
            <text:p>13,0</text:p>
          </table:table-cell>
          <table:table-cell table:formula="of:=LN([.F23])" office:value-type="float" office:value="2.56494935746154" calcext:value-type="float">
            <text:p>2,56494935746154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2" calcext:value-type="float">
            <text:p>12</text:p>
          </table:table-cell>
          <table:table-cell table:style-name="ce16" office:value-type="float" office:value="-2.181" calcext:value-type="float">
            <text:p>-2,181</text:p>
          </table:table-cell>
          <table:table-cell table:style-name="ce24" office:value-type="float" office:value="-0.21" calcext:value-type="float">
            <text:p>-0,21</text:p>
          </table:table-cell>
          <table:table-cell table:style-name="ce16" office:value-type="float" office:value="0.693" calcext:value-type="float">
            <text:p>0,693</text:p>
          </table:table-cell>
          <table:table-cell table:style-name="ce31" office:value-type="float" office:value="8.8" calcext:value-type="float">
            <text:p>8,8</text:p>
          </table:table-cell>
          <table:table-cell table:formula="of:=LN([.F24])" office:value-type="float" office:value="2.17475172148416" calcext:value-type="float">
            <text:p>2,17475172148416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3" calcext:value-type="float">
            <text:p>13</text:p>
          </table:table-cell>
          <table:table-cell table:style-name="ce16" office:value-type="float" office:value="-2.64" calcext:value-type="float">
            <text:p>-2,640</text:p>
          </table:table-cell>
          <table:table-cell table:style-name="ce24" office:value-type="float" office:value="-0.26" calcext:value-type="float">
            <text:p>-0,26</text:p>
          </table:table-cell>
          <table:table-cell table:style-name="ce16" office:value-type="float" office:value="0.679" calcext:value-type="float">
            <text:p>0,679</text:p>
          </table:table-cell>
          <table:table-cell table:style-name="ce31" office:value-type="float" office:value="6.2" calcext:value-type="float">
            <text:p>6,2</text:p>
          </table:table-cell>
          <table:table-cell table:formula="of:=LN([.F25])" office:value-type="float" office:value="1.82454929205105" calcext:value-type="float">
            <text:p>1,82454929205105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4" calcext:value-type="float">
            <text:p>14</text:p>
          </table:table-cell>
          <table:table-cell table:style-name="ce16" office:value-type="float" office:value="-3.203" calcext:value-type="float">
            <text:p>-3,203</text:p>
          </table:table-cell>
          <table:table-cell table:style-name="ce24" office:value-type="float" office:value="-0.32" calcext:value-type="float">
            <text:p>-0,32</text:p>
          </table:table-cell>
          <table:table-cell table:style-name="ce16" office:value-type="float" office:value="0.654" calcext:value-type="float">
            <text:p>0,654</text:p>
          </table:table-cell>
          <table:table-cell table:style-name="ce31" office:value-type="float" office:value="3.4" calcext:value-type="float">
            <text:p>3,4</text:p>
          </table:table-cell>
          <table:table-cell table:formula="of:=LN([.F26])" office:value-type="float" office:value="1.22377543162212" calcext:value-type="float">
            <text:p>1,22377543162212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5" calcext:value-type="float">
            <text:p>15</text:p>
          </table:table-cell>
          <table:table-cell table:style-name="ce16" office:value-type="float" office:value="-3.801" calcext:value-type="float">
            <text:p>-3,801</text:p>
          </table:table-cell>
          <table:table-cell table:style-name="ce24" office:value-type="float" office:value="-0.38" calcext:value-type="float">
            <text:p>-0,38</text:p>
          </table:table-cell>
          <table:table-cell table:style-name="ce16" office:value-type="float" office:value="0.608" calcext:value-type="float">
            <text:p>0,608</text:p>
          </table:table-cell>
          <table:table-cell table:style-name="ce31" office:value-type="float" office:value="1.2" calcext:value-type="float">
            <text:p>1,2</text:p>
          </table:table-cell>
          <table:table-cell table:formula="of:=LN([.F27])" office:value-type="float" office:value="0.182321556793955" calcext:value-type="float">
            <text:p>0,182321556793955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6" calcext:value-type="float">
            <text:p>16</text:p>
          </table:table-cell>
          <table:table-cell table:style-name="ce16" office:value-type="float" office:value="-4.489" calcext:value-type="float">
            <text:p>-4,489</text:p>
          </table:table-cell>
          <table:table-cell table:style-name="ce24" office:value-type="float" office:value="-0.45" calcext:value-type="float">
            <text:p>-0,45</text:p>
          </table:table-cell>
          <table:table-cell table:style-name="ce16" office:value-type="float" office:value="0.594" calcext:value-type="float">
            <text:p>0,594</text:p>
          </table:table-cell>
          <table:table-cell table:style-name="ce31" office:value-type="float" office:value="0.9" calcext:value-type="float">
            <text:p>0,9</text:p>
          </table:table-cell>
          <table:table-cell table:formula="of:=LN([.F28])" office:value-type="float" office:value="-0.105360515657826" calcext:value-type="float">
            <text:p>-0,105360515657826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7" calcext:value-type="float">
            <text:p>17</text:p>
          </table:table-cell>
          <table:table-cell table:style-name="ce16" office:value-type="float" office:value="-5.327" calcext:value-type="float">
            <text:p>-5,327</text:p>
          </table:table-cell>
          <table:table-cell table:style-name="ce24" office:value-type="float" office:value="-0.53" calcext:value-type="float">
            <text:p>-0,53</text:p>
          </table:table-cell>
          <table:table-cell table:style-name="ce16" office:value-type="float" office:value="0.569" calcext:value-type="float">
            <text:p>0,569</text:p>
          </table:table-cell>
          <table:table-cell table:style-name="ce31" office:value-type="float" office:value="0.5" calcext:value-type="float">
            <text:p>0,5</text:p>
          </table:table-cell>
          <table:table-cell table:formula="of:=LN([.F29])" office:value-type="float" office:value="-0.693147180559945" calcext:value-type="float">
            <text:p>-0,693147180559945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8" calcext:value-type="float">
            <text:p>18</text:p>
          </table:table-cell>
          <table:table-cell table:style-name="ce16" office:value-type="float" office:value="-6.039" calcext:value-type="float">
            <text:p>-6,039</text:p>
          </table:table-cell>
          <table:table-cell table:style-name="ce24" office:value-type="float" office:value="-0.6" calcext:value-type="float">
            <text:p>-0,60</text:p>
          </table:table-cell>
          <table:table-cell table:style-name="ce16" office:value-type="float" office:value="0.555" calcext:value-type="float">
            <text:p>0,555</text:p>
          </table:table-cell>
          <table:table-cell table:style-name="ce31" office:value-type="float" office:value="0.3" calcext:value-type="float">
            <text:p>0,3</text:p>
          </table:table-cell>
          <table:table-cell table:formula="of:=LN([.F30])" office:value-type="float" office:value="-1.20397280432594" calcext:value-type="float">
            <text:p>-1,20397280432594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19" calcext:value-type="float">
            <text:p>19</text:p>
          </table:table-cell>
          <table:table-cell table:style-name="ce16" office:value-type="float" office:value="-7.14" calcext:value-type="float">
            <text:p>-7,140</text:p>
          </table:table-cell>
          <table:table-cell table:style-name="ce24" office:value-type="float" office:value="-0.71" calcext:value-type="float">
            <text:p>-0,71</text:p>
          </table:table-cell>
          <table:table-cell table:style-name="ce16" office:value-type="float" office:value="0.514" calcext:value-type="float">
            <text:p>0,514</text:p>
          </table:table-cell>
          <table:table-cell table:style-name="ce31" office:value-type="float" office:value="0.1" calcext:value-type="float">
            <text:p>0,1</text:p>
          </table:table-cell>
          <table:table-cell table:formula="of:=LN([.F31])" office:value-type="float" office:value="-2.30258509299405" calcext:value-type="float">
            <text:p>-2,30258509299405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5" office:value-type="float" office:value="20" calcext:value-type="float">
            <text:p>20</text:p>
          </table:table-cell>
          <table:table-cell table:style-name="ce16" office:value-type="float" office:value="-8.148" calcext:value-type="float">
            <text:p>-8,148</text:p>
          </table:table-cell>
          <table:table-cell table:style-name="ce24" office:value-type="float" office:value="-0.81" calcext:value-type="float">
            <text:p>-0,81</text:p>
          </table:table-cell>
          <table:table-cell table:style-name="ce16" office:value-type="float" office:value="0.433" calcext:value-type="float">
            <text:p>0,433</text:p>
          </table:table-cell>
          <table:table-cell table:style-name="ce31" office:value-type="float" office:value="0" calcext:value-type="float">
            <text:p>0,0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10" office:value-type="float" office:value="21" calcext:value-type="float">
            <text:p>21</text:p>
          </table:table-cell>
          <table:table-cell table:style-name="ce17"/>
          <table:table-cell table:style-name="ce25"/>
          <table:table-cell table:style-name="ce17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Zakresy pomiarow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<text:s/>- kierunek zaporowy: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U: 40 V DC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I: 20 μA DC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s/>- kierunek przewodzenia: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U: 40 V DC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I: 200 mA DC 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Symbol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kierunek zaporowy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ierunek przewodzenia</text:p>
          </table:table-cell>
          <table:covered-table-cell table:style-name="ce14"/>
          <table:table-cell table:number-columns-repeated="1018"/>
        </table:table-row>
        <table:table-row table:style-name="ro3">
          <table:table-cell table:style-name="ce5" office:value-type="string" calcext:value-type="string">
            <text:p>diody</text:p>
          </table:table-cell>
          <table:table-cell table:style-name="ce5" office:value-type="string" calcext:value-type="string">
            <text:p>Lp.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7"/>
          <table:table-cell table:style-name="ce5" office:value-type="string" calcext:value-type="string">
            <text:p>[V]</text:p>
          </table:table-cell>
          <table:table-cell table:style-name="ce5" office:value-type="string" calcext:value-type="string">
            <text:p>[mA]</text:p>
          </table:table-cell>
          <table:table-cell table:style-name="ce5" office:value-type="string" calcext:value-type="string">
            <text:p>[V]</text:p>
          </table:table-cell>
          <table:table-cell table:style-name="ce5" office:value-type="string" calcext:value-type="string">
            <text:p>[mA]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D3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-0.095" calcext:value-type="float">
            <text:p>-0,095</text:p>
          </table:table-cell>
          <table:table-cell table:style-name="ce26" office:value-type="float" office:value="0" calcext:value-type="float">
            <text:p>0,0</text:p>
          </table:table-cell>
          <table:table-cell table:style-name="ce18" office:value-type="float" office:value="0.828" calcext:value-type="float">
            <text:p>0,828</text:p>
          </table:table-cell>
          <table:table-cell table:style-name="ce26" office:value-type="float" office:value="72.9" calcext:value-type="float">
            <text:p>72,9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-0.266" calcext:value-type="float">
            <text:p>-0,266</text:p>
          </table:table-cell>
          <table:table-cell table:style-name="ce27" office:value-type="float" office:value="0" calcext:value-type="float">
            <text:p>0,0</text:p>
          </table:table-cell>
          <table:table-cell table:style-name="ce19" office:value-type="float" office:value="0.81" calcext:value-type="float">
            <text:p>0,810</text:p>
          </table:table-cell>
          <table:table-cell table:style-name="ce27" office:value-type="float" office:value="43.5" calcext:value-type="float">
            <text:p>43,5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-0.518" calcext:value-type="float">
            <text:p>-0,518</text:p>
          </table:table-cell>
          <table:table-cell table:style-name="ce27" office:value-type="float" office:value="0" calcext:value-type="float">
            <text:p>0,0</text:p>
          </table:table-cell>
          <table:table-cell table:style-name="ce19" office:value-type="float" office:value="0.807" calcext:value-type="float">
            <text:p>0,807</text:p>
          </table:table-cell>
          <table:table-cell table:style-name="ce27" office:value-type="float" office:value="39.6" calcext:value-type="float">
            <text:p>39,6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4" calcext:value-type="float">
            <text:p>4</text:p>
          </table:table-cell>
          <table:table-cell table:style-name="ce20" office:value-type="float" office:value="-1.357" calcext:value-type="float">
            <text:p>-1,357</text:p>
          </table:table-cell>
          <table:table-cell table:style-name="ce28" office:value-type="float" office:value="0" calcext:value-type="float">
            <text:p>0,0</text:p>
          </table:table-cell>
          <table:table-cell table:style-name="ce20" office:value-type="float" office:value="0.801" calcext:value-type="float">
            <text:p>0,801</text:p>
          </table:table-cell>
          <table:table-cell table:style-name="ce28" office:value-type="float" office:value="33.4" calcext:value-type="float">
            <text:p>33,4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-2.227" calcext:value-type="float">
            <text:p>-2,227</text:p>
          </table:table-cell>
          <table:table-cell table:style-name="ce28" office:value-type="float" office:value="-0.1" calcext:value-type="float">
            <text:p>-0,1</text:p>
          </table:table-cell>
          <table:table-cell table:style-name="ce20" office:value-type="float" office:value="0.796" calcext:value-type="float">
            <text:p>0,796</text:p>
          </table:table-cell>
          <table:table-cell table:style-name="ce28" office:value-type="float" office:value="28.8" calcext:value-type="float">
            <text:p>28,8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6" calcext:value-type="float">
            <text:p>6</text:p>
          </table:table-cell>
          <table:table-cell table:style-name="ce20" office:value-type="float" office:value="-2.469" calcext:value-type="float">
            <text:p>-2,469</text:p>
          </table:table-cell>
          <table:table-cell table:style-name="ce28" office:value-type="float" office:value="-0.3" calcext:value-type="float">
            <text:p>-0,3</text:p>
          </table:table-cell>
          <table:table-cell table:style-name="ce20" office:value-type="float" office:value="0.788" calcext:value-type="float">
            <text:p>0,788</text:p>
          </table:table-cell>
          <table:table-cell table:style-name="ce28" office:value-type="float" office:value="22.4" calcext:value-type="float">
            <text:p>22,4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7" calcext:value-type="float">
            <text:p>7</text:p>
          </table:table-cell>
          <table:table-cell table:style-name="ce20" office:value-type="float" office:value="-2.696" calcext:value-type="float">
            <text:p>-2,696</text:p>
          </table:table-cell>
          <table:table-cell table:style-name="ce28" office:value-type="float" office:value="-0.6" calcext:value-type="float">
            <text:p>-0,6</text:p>
          </table:table-cell>
          <table:table-cell table:style-name="ce20" office:value-type="float" office:value="0.777" calcext:value-type="float">
            <text:p>0,777</text:p>
          </table:table-cell>
          <table:table-cell table:style-name="ce28" office:value-type="float" office:value="15.8" calcext:value-type="float">
            <text:p>15,8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8" calcext:value-type="float">
            <text:p>8</text:p>
          </table:table-cell>
          <table:table-cell table:style-name="ce20" office:value-type="float" office:value="-2.866" calcext:value-type="float">
            <text:p>-2,866</text:p>
          </table:table-cell>
          <table:table-cell table:style-name="ce28" office:value-type="float" office:value="-1.1" calcext:value-type="float">
            <text:p>-1,1</text:p>
          </table:table-cell>
          <table:table-cell table:style-name="ce20" office:value-type="float" office:value="0.767" calcext:value-type="float">
            <text:p>0,767</text:p>
          </table:table-cell>
          <table:table-cell table:style-name="ce28" office:value-type="float" office:value="11.6" calcext:value-type="float">
            <text:p>11,6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20" office:value-type="float" office:value="-3.214" calcext:value-type="float">
            <text:p>-3,214</text:p>
          </table:table-cell>
          <table:table-cell table:style-name="ce28" office:value-type="float" office:value="-2.8" calcext:value-type="float">
            <text:p>-2,8</text:p>
          </table:table-cell>
          <table:table-cell table:style-name="ce20" office:value-type="float" office:value="0.753" calcext:value-type="float">
            <text:p>0,753</text:p>
          </table:table-cell>
          <table:table-cell table:style-name="ce28" office:value-type="float" office:value="7.1" calcext:value-type="float">
            <text:p>7,1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20" office:value-type="float" office:value="-3.38" calcext:value-type="float">
            <text:p>-3,380</text:p>
          </table:table-cell>
          <table:table-cell table:style-name="ce28" office:value-type="float" office:value="-4.4" calcext:value-type="float">
            <text:p>-4,4</text:p>
          </table:table-cell>
          <table:table-cell table:style-name="ce20" office:value-type="float" office:value="0.751" calcext:value-type="float">
            <text:p>0,751</text:p>
          </table:table-cell>
          <table:table-cell table:style-name="ce28" office:value-type="float" office:value="6.3" calcext:value-type="float">
            <text:p>6,3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20" office:value-type="float" office:value="-3.538" calcext:value-type="float">
            <text:p>-3,538</text:p>
          </table:table-cell>
          <table:table-cell table:style-name="ce28" office:value-type="float" office:value="-6.7" calcext:value-type="float">
            <text:p>-6,7</text:p>
          </table:table-cell>
          <table:table-cell table:style-name="ce20" office:value-type="float" office:value="0.744" calcext:value-type="float">
            <text:p>0,744</text:p>
          </table:table-cell>
          <table:table-cell table:style-name="ce28" office:value-type="float" office:value="5.1" calcext:value-type="float">
            <text:p>5,1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2" calcext:value-type="float">
            <text:p>12</text:p>
          </table:table-cell>
          <table:table-cell table:style-name="ce20" office:value-type="float" office:value="-3.744" calcext:value-type="float">
            <text:p>-3,744</text:p>
          </table:table-cell>
          <table:table-cell table:style-name="ce28" office:value-type="float" office:value="-11.6" calcext:value-type="float">
            <text:p>-11,6</text:p>
          </table:table-cell>
          <table:table-cell table:style-name="ce20" office:value-type="float" office:value="0.736" calcext:value-type="float">
            <text:p>0,736</text:p>
          </table:table-cell>
          <table:table-cell table:style-name="ce28" office:value-type="float" office:value="3.8" calcext:value-type="float">
            <text:p>3,8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3" calcext:value-type="float">
            <text:p>13</text:p>
          </table:table-cell>
          <table:table-cell table:style-name="ce20" office:value-type="float" office:value="-3.812" calcext:value-type="float">
            <text:p>-3,812</text:p>
          </table:table-cell>
          <table:table-cell table:style-name="ce28" office:value-type="float" office:value="-13.9" calcext:value-type="float">
            <text:p>-13,9</text:p>
          </table:table-cell>
          <table:table-cell table:style-name="ce20" office:value-type="float" office:value="0.71" calcext:value-type="float">
            <text:p>0,710</text:p>
          </table:table-cell>
          <table:table-cell table:style-name="ce28" office:value-type="float" office:value="1.5" calcext:value-type="float">
            <text:p>1,5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4" calcext:value-type="float">
            <text:p>14</text:p>
          </table:table-cell>
          <table:table-cell table:style-name="ce20" office:value-type="float" office:value="-3.86" calcext:value-type="float">
            <text:p>-3,860</text:p>
          </table:table-cell>
          <table:table-cell table:style-name="ce28" office:value-type="float" office:value="-15.8" calcext:value-type="float">
            <text:p>-15,8</text:p>
          </table:table-cell>
          <table:table-cell table:style-name="ce20" office:value-type="float" office:value="0.671" calcext:value-type="float">
            <text:p>0,671</text:p>
          </table:table-cell>
          <table:table-cell table:style-name="ce28" office:value-type="float" office:value="0.3" calcext:value-type="float">
            <text:p>0,3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5" calcext:value-type="float">
            <text:p>15</text:p>
          </table:table-cell>
          <table:table-cell table:style-name="ce20" office:value-type="float" office:value="-3.989" calcext:value-type="float">
            <text:p>-3,989</text:p>
          </table:table-cell>
          <table:table-cell table:style-name="ce28" office:value-type="float" office:value="-22.5" calcext:value-type="float">
            <text:p>-22,5</text:p>
          </table:table-cell>
          <table:table-cell table:style-name="ce20" office:value-type="float" office:value="0.661" calcext:value-type="float">
            <text:p>0,661</text:p>
          </table:table-cell>
          <table:table-cell table:style-name="ce28" office:value-type="float" office:value="0.3" calcext:value-type="float">
            <text:p>0,3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6" calcext:value-type="float">
            <text:p>16</text:p>
          </table:table-cell>
          <table:table-cell table:style-name="ce20" office:value-type="float" office:value="-4.041" calcext:value-type="float">
            <text:p>-4,041</text:p>
          </table:table-cell>
          <table:table-cell table:style-name="ce28" office:value-type="float" office:value="-26.9" calcext:value-type="float">
            <text:p>-26,9</text:p>
          </table:table-cell>
          <table:table-cell table:style-name="ce20" office:value-type="float" office:value="0.657" calcext:value-type="float">
            <text:p>0,657</text:p>
          </table:table-cell>
          <table:table-cell table:style-name="ce28" office:value-type="float" office:value="0.2" calcext:value-type="float">
            <text:p>0,2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7" calcext:value-type="float">
            <text:p>17</text:p>
          </table:table-cell>
          <table:table-cell table:style-name="ce20" office:value-type="float" office:value="-4.127" calcext:value-type="float">
            <text:p>-4,127</text:p>
          </table:table-cell>
          <table:table-cell table:style-name="ce28" office:value-type="float" office:value="-34.3" calcext:value-type="float">
            <text:p>-34,3</text:p>
          </table:table-cell>
          <table:table-cell table:style-name="ce20" office:value-type="float" office:value="0.633" calcext:value-type="float">
            <text:p>0,633</text:p>
          </table:table-cell>
          <table:table-cell table:style-name="ce28" office:value-type="float" office:value="0.1" calcext:value-type="float">
            <text:p>0,1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8" calcext:value-type="float">
            <text:p>18</text:p>
          </table:table-cell>
          <table:table-cell table:style-name="ce20" office:value-type="float" office:value="-4.178" calcext:value-type="float">
            <text:p>-4,178</text:p>
          </table:table-cell>
          <table:table-cell table:style-name="ce28" office:value-type="float" office:value="-40.5" calcext:value-type="float">
            <text:p>-40,5</text:p>
          </table:table-cell>
          <table:table-cell table:style-name="ce20" office:value-type="float" office:value="0.549" calcext:value-type="float">
            <text:p>0,549</text:p>
          </table:table-cell>
          <table:table-cell table:style-name="ce28" office:value-type="float" office:value="0" calcext:value-type="float">
            <text:p>0,0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19" calcext:value-type="float">
            <text:p>19</text:p>
          </table:table-cell>
          <table:table-cell table:style-name="ce20" office:value-type="float" office:value="-4.237" calcext:value-type="float">
            <text:p>-4,237</text:p>
          </table:table-cell>
          <table:table-cell table:style-name="ce28" office:value-type="float" office:value="-50.7" calcext:value-type="float">
            <text:p>-50,7</text:p>
          </table:table-cell>
          <table:table-cell table:style-name="ce20" office:value-type="float" office:value="0.421" calcext:value-type="float">
            <text:p>0,421</text:p>
          </table:table-cell>
          <table:table-cell table:style-name="ce28" office:value-type="float" office:value="0" calcext:value-type="float">
            <text:p>0,0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20" calcext:value-type="float">
            <text:p>20</text:p>
          </table:table-cell>
          <table:table-cell table:style-name="ce20" office:value-type="float" office:value="-4.299" calcext:value-type="float">
            <text:p>-4,299</text:p>
          </table:table-cell>
          <table:table-cell table:style-name="ce28" office:value-type="float" office:value="-62.9" calcext:value-type="float">
            <text:p>-62,9</text:p>
          </table:table-cell>
          <table:table-cell table:style-name="ce19" office:value-type="float" office:value="0.148" calcext:value-type="float">
            <text:p>0,148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2" office:value-type="float" office:value="21" calcext:value-type="float">
            <text:p>21</text:p>
          </table:table-cell>
          <table:table-cell table:style-name="ce20" office:value-type="float" office:value="-4.312" calcext:value-type="float">
            <text:p>-4,312</text:p>
          </table:table-cell>
          <table:table-cell table:style-name="ce28" office:value-type="float" office:value="-66.4" calcext:value-type="float">
            <text:p>-66,4</text:p>
          </table:table-cell>
          <table:table-cell table:style-name="ce19" office:value-type="float" office:value="0" calcext:value-type="float">
            <text:p>0,000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13" office:value-type="float" office:value="22" calcext:value-type="float">
            <text:p>22</text:p>
          </table:table-cell>
          <table:table-cell table:style-name="ce21" office:value-type="float" office:value="-4.308" calcext:value-type="float">
            <text:p>-4,308</text:p>
          </table:table-cell>
          <table:table-cell table:style-name="ce29" office:value-type="float" office:value="-66.6" calcext:value-type="float">
            <text:p>-66,6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Zakresy pomiarow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- kierunek zaporowy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U: 40 V DC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>
            <text:p>I: 200 mA DC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<text:s/>- kierunek przewodzenia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U: 40 V DC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>
            <text:p>I: 200 mA D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16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 number:grouping="true"/>
      <number:text> zł</number:text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 number:grouping="true"/>
      <number:text> zł</number:text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  <number:text> zł</number:text>
    </number:number-style>
    <number:number-style style:name="N132">
      <number:number number:decimal-places="5" loext:min-decimal-places="5" number:min-integer-digits="1" number:grouping="true"/>
    </number:number-style>
    <number:number-style style:name="N133">
      <number:number number:decimal-places="2" loext:min-decimal-places="2" number:min-integer-digits="1" number:grouping="true"/>
      <number:text> zł</number:text>
    </number:number-style>
    <number:number-style style:name="N134">
      <number:number number:decimal-places="5" loext:min-decimal-places="5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Nr_20_2" style:display-name="PageStyle_N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ek</meta:initial-creator>
    <meta:creation-date>2020-10-18T22:05:33</meta:creation-date>
    <dc:date>2020-10-25T21:47:43.531983001</dc:date>
    <meta:print-date>2020-10-21T19:29:21</meta:print-date>
    <meta:editing-duration>PT32S</meta:editing-duration>
    <meta:editing-cycles>1</meta:editing-cycles>
    <meta:generator>LibreOffice/6.4.7.2$Linux_X86_64 LibreOffice_project/40$Build-2</meta:generator>
    <meta:document-statistic meta:table-count="1" meta:cell-count="28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>
        <chart:symbol-image xlink:href="Pictures/2000000E000000DD000000DDB43ABA64C5FC9CAB.svm"/>
      </style:chart-properties>
    </style:style>
    <style:style style:name="ch6" style:family="chart" style:data-style-name="N12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1cm" chart:symbol-height="0.1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194cm" svg:height="8.471cm" xlink:href=".." xlink:type="simple" chart:class="chart:scatter" chart:style-name="ch1">
        <chart:title svg:x="12.235cm" svg:y="7.572cm" chart:style-name="ch2">
          <text:p>I[uA]</text:p>
        </chart:title>
        <chart:subtitle svg:x="0.29cm" svg:y="0.784cm" chart:style-name="ch3">
          <text:p>U[V]</text:p>
        </chart:subtitle>
        <chart:legend chart:legend-position="end" svg:x="2.201cm" svg:y="0cm" style:legend-expansion="custom" chartooo:width="9.851cm" chartooo:height="0.672cm" style:legend-expansion-aspect-ratio="14.6592261904762" chart:style-name="ch4"/>
        <chart:plot-area chart:style-name="ch5" table:cell-range-address="'Nr 2'.C13:'Nr 2'.D32" chart:data-source-has-labels="row" svg:x="1.286cm" svg:y="0.952cm" svg:width="11.85cm" svg:height="6.66cm">
          <chartooo:coordinate-region svg:x="1.763cm" svg:y="1.601cm" svg:width="10.354cm" svg:height="5.812cm"/>
          <chart:axis chart:dimension="x" chart:name="primary-x" chart:style-name="ch6">
            <chart:grid chart:style-name="ch7" chart:class="minor"/>
          </chart:axis>
          <chart:axis chart:dimension="x" chart:name="secondary-x" chart:style-name="ch8"/>
          <chart:axis chart:dimension="y" chart:name="primary-y" chart:style-name="ch9">
            <chart:grid chart:style-name="ch10" chart:class="major"/>
            <chart:grid chart:style-name="ch7" chart:class="minor"/>
          </chart:axis>
          <chart:axis chart:dimension="y" chart:name="secondary-y" chart:style-name="ch11"/>
          <chart:series chart:attached-axis="primary-y" chart:style-name="ch12" chart:values-cell-range-address="'Nr 2'.D13:'Nr 2'.D32" loext:label-string="&quot;Charakterystyka diody D2 w kierunku zaporowym&quot;" chart:class="chart:scatter">
            <chart:domain table:cell-range-address="'Nr 2'.C13:'Nr 2'.C32"/>
            <chart:data-point chart:repeated="9"/>
            <chart:data-point chart:style-name="ch13" chart:repeated="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Charakterystyka diody D2 w kierunku zaporowy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7">
                <text:p>-0.097</text:p>
                <draw:g>
                  <svg:desc>'Nr 2'.C13:'Nr 2'.C32</svg:desc>
                </draw:g>
              </table:table-cell>
              <table:table-cell office:value-type="float" office:value="-0.01">
                <text:p>-0.01</text:p>
                <draw:g>
                  <svg:desc>'Nr 2'.D13:'Nr 2'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3">
                <text:p>-0.13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6">
                <text:p>-0.17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09">
                <text:p>-0.20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77">
                <text:p>-0.27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42">
                <text:p>-0.34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8">
                <text:p>-0.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05">
                <text:p>-0.40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4">
                <text:p>-0.7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75">
                <text:p>-1.17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664">
                <text:p>-1.66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81">
                <text:p>-2.18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4">
                <text:p>-2.6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203">
                <text:p>-3.20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801">
                <text:p>-3.80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489">
                <text:p>-4.48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327">
                <text:p>-5.327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039">
                <text:p>-6.039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14">
                <text:p>-7.14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48">
                <text:p>-8.148</text:p>
              </table:table-cell>
              <table:table-cell office:value-type="float" office:value="-0.81">
                <text:p>-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39cm" svg:height="8.335cm" xlink:href=".." xlink:type="simple" chart:class="chart:scatter" chart:style-name="ch1">
        <chart:subtitle svg:x="13.192cm" svg:y="7.102cm" chart:style-name="ch2">
          <text:p>U[V]</text:p>
        </chart:subtitle>
        <chart:legend chart:legend-position="end" svg:x="1.937cm" svg:y="0cm" style:legend-expansion="custom" chartooo:width="10.502cm" chartooo:height="0.696cm" style:legend-expansion-aspect-ratio="15.0890804597701" chart:style-name="ch3"/>
        <chart:plot-area chart:style-name="ch4" table:cell-range-address="'Nr 2'.E13:'Nr 2'.F33" chart:data-source-has-labels="row" svg:x="0.675cm" svg:y="1.025cm" svg:width="12.348cm" svg:height="6.684cm">
          <chartooo:coordinate-region svg:x="1.587cm" svg:y="1.224cm" svg:width="11.011cm" svg:height="5.838cm"/>
          <chart:axis chart:dimension="x" chart:name="primary-x" chart:style-name="ch5">
            <chart:title svg:x="0.595cm" svg:y="0.417cm" chart:style-name="ch6">
              <text:p>I[mA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  <chart:grid chart:style-name="ch8" chart:class="minor"/>
          </chart:axis>
          <chart:series chart:style-name="ch10" chart:values-cell-range-address="'Nr 2'.F13:'Nr 2'.F33" loext:label-string="&quot;Charakterystyka diody D2 w kierunku przewodzenia&quot;" chart:class="chart:scatter">
            <chart:domain table:cell-range-address="'Nr 2'.E13:'Nr 2'.E33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Charakterystyka diody D2 w kierunku przewodzen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8">
                <text:p>0.778</text:p>
                <draw:g>
                  <svg:desc>'Nr 2'.E13:'Nr 2'.E33</svg:desc>
                </draw:g>
              </table:table-cell>
              <table:table-cell office:value-type="float" office:value="73.7">
                <text:p>73.7</text:p>
                <draw:g>
                  <svg:desc>'Nr 2'.F13:'Nr 2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5">
                <text:p>0.765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6">
                <text:p>0.756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4">
                <text:p>0.7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6">
                <text:p>0.7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">
                <text:p>0.7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4">
                <text:p>0.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7">
                <text:p>0.7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4">
                <text:p>0.72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6">
                <text:p>0.71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9">
                <text:p>0.7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3">
                <text:p>0.69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">
                <text:p>0.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4">
                <text:p>0.65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8">
                <text:p>0.6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4">
                <text:p>0.5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9">
                <text:p>0.5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5">
                <text:p>0.5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">
                <text:p>0.5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5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18cm" svg:height="8.058cm" xlink:href=".." xlink:type="simple" chart:class="chart:scatter" chart:style-name="ch1">
        <chart:legend chart:legend-position="end" svg:x="1.002cm" svg:y="0cm" style:legend-expansion="custom" chartooo:width="12.991cm" chartooo:height="1.046cm" style:legend-expansion-aspect-ratio="12.4196940726577" chart:style-name="ch2"/>
        <chart:plot-area chart:style-name="ch3" table:cell-range-address="'Nr 2'.C47:'Nr 2'.D68 'Nr 2'.F47:'Nr 2'.F67" chart:data-source-has-labels="row" svg:x="1.24cm" svg:y="1.003cm" svg:width="11.973cm" svg:height="6.463cm">
          <chartooo:coordinate-region svg:x="1.717cm" svg:y="1.651cm" svg:width="10.397cm" svg:height="5.61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x" chart:name="secondary-x" chart:style-name="ch7"/>
          <chart:axis chart:dimension="y" chart:name="primary-y" chart:style-name="ch8">
            <chart:grid chart:style-name="ch5" chart:class="major"/>
            <chart:grid chart:style-name="ch6" chart:class="minor"/>
          </chart:axis>
          <chart:axis chart:dimension="y" chart:name="secondary-y" chart:style-name="ch9"/>
          <chart:series chart:attached-axis="primary-y" chart:style-name="ch10" chart:values-cell-range-address="'Nr 2'.D47:'Nr 2'.D68" loext:label-string="&quot;Charekterystyka diody Zenera D3 dla kierunku przewodzenia&quot;" chart:class="chart:scatter">
            <chart:domain table:cell-range-address="'Nr 2'.C47:'Nr 2'.C68"/>
            <chart:data-point chart:repeated="22"/>
          </chart:series>
          <chart:series chart:attached-axis="primary-y" chart:style-name="ch11" chart:values-cell-range-address="'Nr 2'.F47:'Nr 2'.F67" loext:label-string="&quot;Charakterystyka diody Zenera D3 dla kierunku zaporowego&quot;" chart:class="chart:scatter">
            <chart:domain table:cell-range-address="'Nr 2'.E47:'Nr 2'.E67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Charekterystyka diody Zenera D3 dla kierunku przewodzenia</text:p>
              </table:table-cell>
              <table:table-cell office:value-type="string">
                <text:p>Kolumna E</text:p>
              </table:table-cell>
              <table:table-cell office:value-type="string">
                <text:p>Charakterystyka diody Zenera D3 dla kierunku zaporowe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5">
                <text:p>-0.095</text:p>
                <draw:g>
                  <svg:desc>'Nr 2'.C47:'Nr 2'.C68</svg:desc>
                </draw:g>
              </table:table-cell>
              <table:table-cell office:value-type="float" office:value="0">
                <text:p>0</text:p>
                <draw:g>
                  <svg:desc>'Nr 2'.D47:'Nr 2'.D68</svg:desc>
                </draw:g>
              </table:table-cell>
              <table:table-cell office:value-type="float" office:value="0.828">
                <text:p>0.828</text:p>
                <draw:g>
                  <svg:desc>'Nr 2'.E47:'Nr 2'.E67</svg:desc>
                </draw:g>
              </table:table-cell>
              <table:table-cell office:value-type="float" office:value="72.9">
                <text:p>72.9</text:p>
                <draw:g>
                  <svg:desc>'Nr 2'.F47:'Nr 2'.F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66">
                <text:p>-0.266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18">
                <text:p>-0.518</text:p>
              </table:table-cell>
              <table:table-cell office:value-type="float" office:value="0">
                <text:p>0</text:p>
              </table:table-cell>
              <table:table-cell office:value-type="float" office:value="0.807">
                <text:p>0.807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57">
                <text:p>-1.357</text:p>
              </table:table-cell>
              <table:table-cell office:value-type="float" office:value="0">
                <text:p>0</text:p>
              </table:table-cell>
              <table:table-cell office:value-type="float" office:value="0.801">
                <text:p>0.80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227">
                <text:p>-2.227</text:p>
              </table:table-cell>
              <table:table-cell office:value-type="float" office:value="-0.1">
                <text:p>-0.1</text:p>
              </table:table-cell>
              <table:table-cell office:value-type="float" office:value="0.796">
                <text:p>0.79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69">
                <text:p>-2.469</text:p>
              </table:table-cell>
              <table:table-cell office:value-type="float" office:value="-0.3">
                <text:p>-0.3</text:p>
              </table:table-cell>
              <table:table-cell office:value-type="float" office:value="0.788">
                <text:p>0.78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696">
                <text:p>-2.696</text:p>
              </table:table-cell>
              <table:table-cell office:value-type="float" office:value="-0.6">
                <text:p>-0.6</text:p>
              </table:table-cell>
              <table:table-cell office:value-type="float" office:value="0.777">
                <text:p>0.77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66">
                <text:p>-2.866</text:p>
              </table:table-cell>
              <table:table-cell office:value-type="float" office:value="-1.1">
                <text:p>-1.1</text:p>
              </table:table-cell>
              <table:table-cell office:value-type="float" office:value="0.767">
                <text:p>0.76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14">
                <text:p>-3.214</text:p>
              </table:table-cell>
              <table:table-cell office:value-type="float" office:value="-2.8">
                <text:p>-2.8</text:p>
              </table:table-cell>
              <table:table-cell office:value-type="float" office:value="0.753">
                <text:p>0.75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38">
                <text:p>-3.38</text:p>
              </table:table-cell>
              <table:table-cell office:value-type="float" office:value="-4.4">
                <text:p>-4.4</text:p>
              </table:table-cell>
              <table:table-cell office:value-type="float" office:value="0.751">
                <text:p>0.75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538">
                <text:p>-3.538</text:p>
              </table:table-cell>
              <table:table-cell office:value-type="float" office:value="-6.7">
                <text:p>-6.7</text:p>
              </table:table-cell>
              <table:table-cell office:value-type="float" office:value="0.744">
                <text:p>0.74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744">
                <text:p>-3.744</text:p>
              </table:table-cell>
              <table:table-cell office:value-type="float" office:value="-11.6">
                <text:p>-11.6</text:p>
              </table:table-cell>
              <table:table-cell office:value-type="float" office:value="0.736">
                <text:p>0.7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12">
                <text:p>-3.812</text:p>
              </table:table-cell>
              <table:table-cell office:value-type="float" office:value="-13.9">
                <text:p>-13.9</text:p>
              </table:table-cell>
              <table:table-cell office:value-type="float" office:value="0.71">
                <text:p>0.7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86">
                <text:p>-3.86</text:p>
              </table:table-cell>
              <table:table-cell office:value-type="float" office:value="-15.8">
                <text:p>-15.8</text:p>
              </table:table-cell>
              <table:table-cell office:value-type="float" office:value="0.671">
                <text:p>0.6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989">
                <text:p>-3.989</text:p>
              </table:table-cell>
              <table:table-cell office:value-type="float" office:value="-22.5">
                <text:p>-22.5</text:p>
              </table:table-cell>
              <table:table-cell office:value-type="float" office:value="0.661">
                <text:p>0.66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041">
                <text:p>-4.041</text:p>
              </table:table-cell>
              <table:table-cell office:value-type="float" office:value="-26.9">
                <text:p>-26.9</text:p>
              </table:table-cell>
              <table:table-cell office:value-type="float" office:value="0.657">
                <text:p>0.6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127">
                <text:p>-4.127</text:p>
              </table:table-cell>
              <table:table-cell office:value-type="float" office:value="-34.3">
                <text:p>-34.3</text:p>
              </table:table-cell>
              <table:table-cell office:value-type="float" office:value="0.633">
                <text:p>0.6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178">
                <text:p>-4.178</text:p>
              </table:table-cell>
              <table:table-cell office:value-type="float" office:value="-40.5">
                <text:p>-40.5</text:p>
              </table:table-cell>
              <table:table-cell office:value-type="float" office:value="0.549">
                <text:p>0.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237">
                <text:p>-4.237</text:p>
              </table:table-cell>
              <table:table-cell office:value-type="float" office:value="-50.7">
                <text:p>-50.7</text:p>
              </table:table-cell>
              <table:table-cell office:value-type="float" office:value="0.421">
                <text:p>0.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299">
                <text:p>-4.299</text:p>
              </table:table-cell>
              <table:table-cell office:value-type="float" office:value="-62.9">
                <text:p>-62.9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312">
                <text:p>-4.312</text:p>
              </table:table-cell>
              <table:table-cell office:value-type="float" office:value="-66.4">
                <text:p>-6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308">
                <text:p>-4.308</text:p>
              </table:table-cell>
              <table:table-cell office:value-type="float" office:value="-66.6">
                <text:p>-6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01cm" svg:height="7.912cm" xlink:href=".." xlink:type="simple" chart:class="chart:scatter" chart:style-name="ch1">
        <chart:legend chart:legend-position="end" svg:x="0cm" svg:y="0.253cm" style:legend-expansion="custom" chartooo:width="13.446cm" chartooo:height="0.497cm" style:legend-expansion-aspect-ratio="27.0543259557344" chart:style-name="ch2"/>
        <chart:plot-area chart:style-name="ch3" table:cell-range-address="'Nr 2'.E13:'Nr 2'.E31 'Nr 2'.G13:'Nr 2'.G31" chart:data-source-has-labels="row" svg:x="1.224cm" svg:y="0.957cm" svg:width="12.547cm" svg:height="6.461cm">
          <chartooo:coordinate-region svg:x="1.648cm" svg:y="1.605cm" svg:width="11.581cm" svg:height="5.614cm"/>
          <chart:axis chart:dimension="x" chart:name="primary-x" chart:style-name="ch4">
            <chart:title svg:x="0.466cm" svg:y="0.862cm" chart:style-name="ch5">
              <text:p>U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2.793cm" svg:y="7.35cm" chart:style-name="ch5">
              <text:p>ln(I)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axis chart:dimension="y" chart:name="secondary-y" chart:style-name="ch10"/>
          <chart:series chart:attached-axis="primary-y" chart:style-name="ch11" chart:values-cell-range-address="'Nr 2'.G13:'Nr 2'.G31" loext:label-string="&quot;Charakterystyka diody D2 w kierunku przewodzenia w układzie logarytmicznym&quot;" chart:class="chart:scatter">
            <chart:domain table:cell-range-address="'Nr 2'.E13:'Nr 2'.E31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Charakterystyka diody D2 w kierunku przewodzenia w układzie logarytmiczny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8">
                <text:p>0.778</text:p>
                <draw:g>
                  <svg:desc>'Nr 2'.E13:'Nr 2'.E31</svg:desc>
                </draw:g>
              </table:table-cell>
              <table:table-cell office:value-type="float" office:value="4.30000279919529">
                <text:p>4.30000279919529</text:p>
                <draw:g>
                  <svg:desc>'Nr 2'.G13:'Nr 2'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5">
                <text:p>0.765</text:p>
              </table:table-cell>
              <table:table-cell office:value-type="float" office:value="3.9740583963476">
                <text:p>3.9740583963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6">
                <text:p>0.756</text:p>
              </table:table-cell>
              <table:table-cell office:value-type="float" office:value="3.72328088083127">
                <text:p>3.72328088083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4">
                <text:p>0.754</text:p>
              </table:table-cell>
              <table:table-cell office:value-type="float" office:value="3.66356164612965">
                <text:p>3.66356164612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6">
                <text:p>0.746</text:p>
              </table:table-cell>
              <table:table-cell office:value-type="float" office:value="3.46885603013597">
                <text:p>3.46885603013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">
                <text:p>0.74</text:p>
              </table:table-cell>
              <table:table-cell office:value-type="float" office:value="3.3357695763397">
                <text:p>3.3357695763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4">
                <text:p>0.734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7">
                <text:p>0.727</text:p>
              </table:table-cell>
              <table:table-cell office:value-type="float" office:value="2.99573227355399">
                <text:p>2.99573227355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4">
                <text:p>0.724</text:p>
              </table:table-cell>
              <table:table-cell office:value-type="float" office:value="2.91777073208428">
                <text:p>2.91777073208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6">
                <text:p>0.716</text:p>
              </table:table-cell>
              <table:table-cell office:value-type="float" office:value="2.72785282839839">
                <text:p>2.72785282839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9">
                <text:p>0.709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3">
                <text:p>0.693</text:p>
              </table:table-cell>
              <table:table-cell office:value-type="float" office:value="2.17475172148416">
                <text:p>2.17475172148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">
                <text:p>0.679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4">
                <text:p>0.654</text:p>
              </table:table-cell>
              <table:table-cell office:value-type="float" office:value="1.22377543162212">
                <text:p>1.22377543162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8">
                <text:p>0.608</text:p>
              </table:table-cell>
              <table:table-cell office:value-type="float" office:value="0.182321556793955">
                <text:p>0.182321556793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4">
                <text:p>0.594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9">
                <text:p>0.569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5">
                <text:p>0.555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">
                <text:p>0.514</text:p>
              </table:table-cell>
              <table:table-cell office:value-type="float" office:value="-2.30258509299405">
                <text:p>-2.302585092994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